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text-properties fo:font-size="12pt" style:font-size-asian="12pt" style:font-size-complex="12pt"/>
    </style:style>
    <style:style style:name="P3" style:family="paragraph" style:parent-style-name="Standard" style:list-style-name="L1"/>
    <style:style style:name="P4"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Distributed Human GUIs</text:h>
      <text:p text:style-name="P1">This section describes how to run a set of distributed human GUIs such that they all communicate through GOAL. Before running a set of distributed Human GUIs with GOAL, make sure that the server is installed on one machine. GOAL itself is not necessary to start the server, but it is convenient to also install GOAL there so that you have the server startup scripts. Furthermore, make sure that the server map can contain a sufficient number of entities.</text:p>
      <text:p text:style-name="Standard"/>
      <text:p text:style-name="Standard">To run a set of distributed Human GUIs with GOAL, do the following:</text:p>
      <text:list xml:id="list37153928" text:style-name="L1">
        <text:list-item>
          <text:p text:style-name="P3">Start the server </text:p>
        </text:list-item>
        <text:list-item>
          <text:p text:style-name="P3">For each machine where you want to have a human GUI:</text:p>
        </text:list-item>
      </text:list>
      <text:list xml:id="list37145105" text:style-name="L2">
        <text:list-item>
          <text:list>
            <text:list-item>
              <text:p text:style-name="P4">Start <text:s/>GOAL</text:p>
            </text:list-item>
            <text:list-item>
              <text:p text:style-name="P4">open the MAS file of the bw4thuman.mas2g</text:p>
            </text:list-item>
            <text:list-item>
              <text:p text:style-name="P4">fix the serverip to correctly point to the machine ip number where the server runs</text:p>
            </text:list-item>
            <text:list-item>
              <text:p text:style-name="P4">select <text:span text:style-name="T1">Run RMI (Distributed)</text:span> in the GOAL Run menu.</text:p>
            </text:list-item>
            <text:list-item>
              <text:p text:style-name="P4">Start the MAS</text:p>
            </text:list-item>
            <text:list-item>
              <text:p text:style-name="P4">on the prompt “Enter middleware host”, </text:p>
              <text:list>
                <text:list-item>
                  <text:p text:style-name="P4">enter localhost for the first GOAL machine, </text:p>
                </text:list-item>
                <text:list-item>
                  <text:p text:style-name="P4">or enter rmi://&lt;ip-number&gt; where &lt;ip-number&gt; is the ip number of the first GOAL machine.</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5T15:55:57</meta:creation-date>
    <dc:date>2013-09-30T17:02:54.62</dc:date>
    <meta:editing-duration>PT3H55M7S</meta:editing-duration>
    <meta:editing-cycles>28</meta:editing-cycles>
    <meta:generator>OpenOffice.org/3.3$Win32 OpenOffice.org_project/330m20$Build-9567</meta:generator>
    <meta:document-statistic meta:table-count="0" meta:image-count="0" meta:object-count="0" meta:page-count="1" meta:paragraph-count="13" meta:word-count="183" meta:character-count="997"/>
  </office:meta>
</office:document-meta>
</file>